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14bf" officeooo:paragraph-rsid="000214bf"/>
    </style:style>
    <style:style style:name="P2" style:family="paragraph" style:parent-style-name="Standard">
      <style:paragraph-properties fo:text-align="justify" style:justify-single-word="false"/>
      <style:text-properties officeooo:rsid="000214bf" officeooo:paragraph-rsid="000214bf"/>
    </style:style>
    <style:style style:name="P3" style:family="paragraph" style:parent-style-name="Standard">
      <style:paragraph-properties fo:text-align="justify" style:justify-single-word="false"/>
      <style:text-properties officeooo:rsid="000214bf" officeooo:paragraph-rsid="00029480"/>
    </style:style>
    <style:style style:name="T1" style:family="text">
      <style:text-properties officeooo:rsid="00029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Postagens sobre reclamações/comentários/ideias para novos projetos</text:p>
      <text:p text:style-name="P1">- Compartilhar fotos</text:p>
      <text:p text:style-name="P1">- Mudanças ocorridas na região</text:p>
      <text:p text:style-name="P1">- Pesquisa de campo</text:p>
      <text:p text:style-name="P1">- Produção de gráficos/planilhas</text:p>
      <text:p text:style-name="P1">- Apresentar o projeto e os participantes </text:p>
      <text:p text:style-name="P1"/>
      <text:p text:style-name="P1"/>
      <text:p text:style-name="P1"/>
      <text:p text:style-name="P1"/>
      <text:p text:style-name="P2"><text:tab/>O projeto proposto pelos discentes do segundo ano do Ensino Médio – turma 2A- do CEFET/NF, Centro Federal de Educação Tecnológico Celso Suckow da Fonseca, tem como objetivo buscar propostas, ideias e melhorias para a mobilidade urbana da cidade de Nova Friburgo e região. </text:p>
      <text:p text:style-name="P2"><text:tab/>A mobilidade urbana atualmente apresenta diversos problemas e <text:span text:style-name="T1">impasses que prejudicam a vida do cidadão urbano que necessita usufruir de um sistema fluído e eficiente de deslocamento diário para suprir suas necessidades. </text:span></text:p>
      <text:p text:style-name="P3"><text:tab/><text:span text:style-name="T1">A ideia inicial é reunir as experiências de outras pessoas para encontrar saídas para os problemas baseados nas necessidades reais da sociedade em geral. A elaboração desse meio virtual permite que as pessoas publiquem fotos, posts, vídeos e comentários, sejam eles críticas positivas e negativas, sugestões e pesquisas gráficas/textuais que irão contribuir de forma pertinente. </text:span></text:p>
      <text:p text:style-name="P3"><text:span text:style-name="T1"><text:tab/>Se estiver interessado em intengrar-se ao nosso projeto será bem-vindo. Favor entrar em contato com o e-mail: </text:span><text:a xlink:type="simple" xlink:href="mailto:jsdjjuws@gmail.com" text:style-name="Internet_20_link" text:visited-style-name="Visited_20_Internet_20_Link"><text:span text:style-name="T1">jsdjjuws@gmail.com</text:span></text:a><text:span text:style-name="T1"> e pelo chat disponível na págin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08:42:46.430000000</meta:creation-date>
    <dc:date>2016-06-08T09:25:26.405000000</dc:date>
    <meta:editing-duration>PT6M3S</meta:editing-duration>
    <meta:editing-cycles>1</meta:editing-cycles>
    <meta:document-statistic meta:table-count="0" meta:image-count="0" meta:object-count="0" meta:page-count="1" meta:paragraph-count="10" meta:word-count="184" meta:character-count="1250" meta:non-whitespace-character-count="1066"/>
    <meta:generator>LibreOffice/4.3.5.2$Windows_x86 LibreOffice_project/3a87456aaa6a95c63eea1c1b3201acedf0751bd5</meta:generator>
  </office:meta>
</office:document-meta>
</file>